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TRIMMEAN([.A2:.A11];0.2)" office:value-type="string" office:string-value="" calcext:value-type="error">
            <text:p>#VALUE!</text:p>
          </table:table-cell>
        </table:table-row>
      </table:table>
      <table:table table:name="2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1.088051817" calcext:value-type="float">
            <text:p>1,088051817</text:p>
          </table:table-cell>
        </table:table-row>
        <table:table-row table:style-name="ro1">
          <table:table-cell office:value-type="float" office:value="0.016434911" calcext:value-type="float">
            <text:p>0,016434911</text:p>
          </table:table-cell>
        </table:table-row>
        <table:table-row table:style-name="ro1">
          <table:table-cell office:value-type="float" office:value="0.007789956" calcext:value-type="float">
            <text:p>0,007789956</text:p>
          </table:table-cell>
        </table:table-row>
        <table:table-row table:style-name="ro1">
          <table:table-cell office:value-type="float" office:value="0.00410601" calcext:value-type="float">
            <text:p>0,00410601</text:p>
          </table:table-cell>
        </table:table-row>
        <table:table-row table:style-name="ro1">
          <table:table-cell office:value-type="float" office:value="0.005546576" calcext:value-type="float">
            <text:p>0,005546576</text:p>
          </table:table-cell>
        </table:table-row>
        <table:table-row table:style-name="ro1">
          <table:table-cell office:value-type="float" office:value="0.004390795" calcext:value-type="float">
            <text:p>0,004390795</text:p>
          </table:table-cell>
        </table:table-row>
        <table:table-row table:style-name="ro1">
          <table:table-cell office:value-type="float" office:value="0.02993047" calcext:value-type="float">
            <text:p>0,02993047</text:p>
          </table:table-cell>
        </table:table-row>
        <table:table-row table:style-name="ro1">
          <table:table-cell office:value-type="float" office:value="0.008274788" calcext:value-type="float">
            <text:p>0,008274788</text:p>
          </table:table-cell>
        </table:table-row>
        <table:table-row table:style-name="ro1">
          <table:table-cell office:value-type="float" office:value="0.003568963" calcext:value-type="float">
            <text:p>0,00356896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TRIMMEAN([.A2:.A11];0.2)" office:value-type="float" office:value="0.129788254" calcext:value-type="float">
            <text:p>0,129788254</text:p>
          </table:table-cell>
        </table:table-row>
      </table:table>
      <table:table table:name="4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307655833" calcext:value-type="float">
            <text:p>0,307655833</text:p>
          </table:table-cell>
        </table:table-row>
        <table:table-row table:style-name="ro1">
          <table:table-cell office:value-type="float" office:value="0.018293766" calcext:value-type="float">
            <text:p>0,018293766</text:p>
          </table:table-cell>
        </table:table-row>
        <table:table-row table:style-name="ro1">
          <table:table-cell office:value-type="float" office:value="0.029336574" calcext:value-type="float">
            <text:p>0,029336574</text:p>
          </table:table-cell>
        </table:table-row>
        <table:table-row table:style-name="ro1">
          <table:table-cell office:value-type="float" office:value="0.006747505" calcext:value-type="float">
            <text:p>0,006747505</text:p>
          </table:table-cell>
        </table:table-row>
        <table:table-row table:style-name="ro1">
          <table:table-cell office:value-type="float" office:value="0.004091872" calcext:value-type="float">
            <text:p>0,004091872</text:p>
          </table:table-cell>
        </table:table-row>
        <table:table-row table:style-name="ro1">
          <table:table-cell office:value-type="float" office:value="0.008517562" calcext:value-type="float">
            <text:p>0,008517562</text:p>
          </table:table-cell>
        </table:table-row>
        <table:table-row table:style-name="ro1">
          <table:table-cell office:value-type="float" office:value="0.009039927" calcext:value-type="float">
            <text:p>0,009039927</text:p>
          </table:table-cell>
        </table:table-row>
        <table:table-row table:style-name="ro1">
          <table:table-cell office:value-type="float" office:value="0.00515862" calcext:value-type="float">
            <text:p>0,00515862</text:p>
          </table:table-cell>
        </table:table-row>
        <table:table-row table:style-name="ro1">
          <table:table-cell office:value-type="float" office:value="0.005804601" calcext:value-type="float">
            <text:p>0,0058046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TRIMMEAN([.A2:.A11];0.2)" office:value-type="float" office:value="0.0438495844444445" calcext:value-type="float">
            <text:p>0,0438495844</text:p>
          </table:table-cell>
        </table:table-row>
      </table:table>
      <table:table table:name="6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089782511" calcext:value-type="float">
            <text:p>0,089782511</text:p>
          </table:table-cell>
        </table:table-row>
        <table:table-row table:style-name="ro1">
          <table:table-cell office:value-type="float" office:value="0.026489025" calcext:value-type="float">
            <text:p>0,026489025</text:p>
          </table:table-cell>
        </table:table-row>
        <table:table-row table:style-name="ro1">
          <table:table-cell office:value-type="float" office:value="0.013130567" calcext:value-type="float">
            <text:p>0,013130567</text:p>
          </table:table-cell>
        </table:table-row>
        <table:table-row table:style-name="ro1">
          <table:table-cell office:value-type="float" office:value="0.041509762" calcext:value-type="float">
            <text:p>0,041509762</text:p>
          </table:table-cell>
        </table:table-row>
        <table:table-row table:style-name="ro1">
          <table:table-cell office:value-type="float" office:value="0.013703481" calcext:value-type="float">
            <text:p>0,013703481</text:p>
          </table:table-cell>
        </table:table-row>
        <table:table-row table:style-name="ro1">
          <table:table-cell office:value-type="float" office:value="0.00966736" calcext:value-type="float">
            <text:p>0,00966736</text:p>
          </table:table-cell>
        </table:table-row>
        <table:table-row table:style-name="ro1">
          <table:table-cell office:value-type="float" office:value="0.009333225" calcext:value-type="float">
            <text:p>0,009333225</text:p>
          </table:table-cell>
        </table:table-row>
        <table:table-row table:style-name="ro1">
          <table:table-cell office:value-type="float" office:value="0.009949575" calcext:value-type="float">
            <text:p>0,009949575</text:p>
          </table:table-cell>
        </table:table-row>
        <table:table-row table:style-name="ro1">
          <table:table-cell office:value-type="float" office:value="0.012608409" calcext:value-type="float">
            <text:p>0,012608409</text:p>
          </table:table-cell>
        </table:table-row>
        <table:table-row table:style-name="ro1">
          <table:table-cell office:value-type="float" office:value="0.007716262" calcext:value-type="float">
            <text:p>0,007716262</text:p>
          </table:table-cell>
        </table:table-row>
        <table:table-row table:style-name="ro1">
          <table:table-cell/>
        </table:table-row>
        <table:table-row table:style-name="ro1">
          <table:table-cell table:formula="of:=TRIMMEAN([.A2:.A11];0.5)" office:value-type="float" office:value="0.0142580695" calcext:value-type="float">
            <text:p>0,0142580695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7.42mm" svg:y="40.04mm">
            <draw:object draw:notify-on-update-of-ranges="Comparativo.A2:Comparativo.A2 Comparativo.B1:Comparativo.B1 Comparativo.B2:Comparativo.B2 Comparativo.C1:Comparativo.C1 Comparativo.C2:Comparativo.C2 Comparativo.D1:Comparativo.D1 Comparativo.D2:Comparativo.D2 Comparativo.E1:Comparativo.E1 Comparativo.E2:Comparativo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4"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1CM.A13]" office:value-type="string" office:string-value="" calcext:value-type="error">
            <text:p>#VALUE!</text:p>
          </table:table-cell>
          <table:table-cell table:formula="of:=[2CM.A13]" office:value-type="float" office:value="0.129788254" calcext:value-type="float">
            <text:p>0,129788254</text:p>
          </table:table-cell>
          <table:table-cell table:formula="of:=[4CM.A13]" office:value-type="float" office:value="0.0438495844444445" calcext:value-type="float">
            <text:p>0,0438495844</text:p>
          </table:table-cell>
          <table:table-cell table:formula="of:=[6CM.A13]" office:value-type="float" office:value="0.0142580695" calcext:value-type="float">
            <text:p>0,0142580695</text:p>
          </table:table-cell>
          <table:table-cell table:number-columns-repeated="4"/>
          <table:table-cell office:value-type="float" office:value="1.088051817" calcext:value-type="float">
            <text:p>1,088051817</text:p>
          </table:table-cell>
          <table:table-cell office:value-type="float" office:value="0.307655833" calcext:value-type="float">
            <text:p>0,307655833</text:p>
          </table:table-cell>
          <table:table-cell office:value-type="float" office:value="0.089782511" calcext:value-type="float">
            <text:p>0,089782511</text:p>
          </table:table-cell>
        </table:table-row>
        <table:table-row table:style-name="ro1">
          <table:table-cell table:number-columns-repeated="9"/>
          <table:table-cell office:value-type="float" office:value="0.016434911" calcext:value-type="float">
            <text:p>0,016434911</text:p>
          </table:table-cell>
          <table:table-cell office:value-type="float" office:value="0.018293766" calcext:value-type="float">
            <text:p>0,018293766</text:p>
          </table:table-cell>
          <table:table-cell office:value-type="float" office:value="0.026489025" calcext:value-type="float">
            <text:p>0,026489025</text:p>
          </table:table-cell>
        </table:table-row>
        <table:table-row table:style-name="ro1">
          <table:table-cell table:number-columns-repeated="9"/>
          <table:table-cell office:value-type="float" office:value="0.007789956" calcext:value-type="float">
            <text:p>0,007789956</text:p>
          </table:table-cell>
          <table:table-cell office:value-type="float" office:value="0.029336574" calcext:value-type="float">
            <text:p>0,029336574</text:p>
          </table:table-cell>
          <table:table-cell office:value-type="float" office:value="0.013130567" calcext:value-type="float">
            <text:p>0,013130567</text:p>
          </table:table-cell>
        </table:table-row>
        <table:table-row table:style-name="ro1">
          <table:table-cell table:number-columns-repeated="9"/>
          <table:table-cell office:value-type="float" office:value="0.00410601" calcext:value-type="float">
            <text:p>0,00410601</text:p>
          </table:table-cell>
          <table:table-cell office:value-type="float" office:value="0.006747505" calcext:value-type="float">
            <text:p>0,006747505</text:p>
          </table:table-cell>
          <table:table-cell office:value-type="float" office:value="0.041509762" calcext:value-type="float">
            <text:p>0,041509762</text:p>
          </table:table-cell>
        </table:table-row>
        <table:table-row table:style-name="ro1">
          <table:table-cell table:number-columns-repeated="9"/>
          <table:table-cell office:value-type="float" office:value="0.005546576" calcext:value-type="float">
            <text:p>0,005546576</text:p>
          </table:table-cell>
          <table:table-cell office:value-type="float" office:value="0.004091872" calcext:value-type="float">
            <text:p>0,004091872</text:p>
          </table:table-cell>
          <table:table-cell office:value-type="float" office:value="0.013703481" calcext:value-type="float">
            <text:p>0,013703481</text:p>
          </table:table-cell>
        </table:table-row>
        <table:table-row table:style-name="ro1">
          <table:table-cell table:number-columns-repeated="9"/>
          <table:table-cell office:value-type="float" office:value="0.004390795" calcext:value-type="float">
            <text:p>0,004390795</text:p>
          </table:table-cell>
          <table:table-cell office:value-type="float" office:value="0.008517562" calcext:value-type="float">
            <text:p>0,008517562</text:p>
          </table:table-cell>
          <table:table-cell office:value-type="float" office:value="0.00966736" calcext:value-type="float">
            <text:p>0,00966736</text:p>
          </table:table-cell>
        </table:table-row>
        <table:table-row table:style-name="ro1">
          <table:table-cell table:number-columns-repeated="9"/>
          <table:table-cell office:value-type="float" office:value="0.02993047" calcext:value-type="float">
            <text:p>0,02993047</text:p>
          </table:table-cell>
          <table:table-cell office:value-type="float" office:value="0.009039927" calcext:value-type="float">
            <text:p>0,009039927</text:p>
          </table:table-cell>
          <table:table-cell office:value-type="float" office:value="0.009333225" calcext:value-type="float">
            <text:p>0,009333225</text:p>
          </table:table-cell>
        </table:table-row>
        <table:table-row table:style-name="ro1">
          <table:table-cell table:number-columns-repeated="9"/>
          <table:table-cell office:value-type="float" office:value="0.008274788" calcext:value-type="float">
            <text:p>0,008274788</text:p>
          </table:table-cell>
          <table:table-cell office:value-type="float" office:value="0.00515862" calcext:value-type="float">
            <text:p>0,00515862</text:p>
          </table:table-cell>
          <table:table-cell office:value-type="float" office:value="0.009949575" calcext:value-type="float">
            <text:p>0,009949575</text:p>
          </table:table-cell>
        </table:table-row>
        <table:table-row table:style-name="ro1">
          <table:table-cell table:number-columns-repeated="9"/>
          <table:table-cell office:value-type="float" office:value="0.003568963" calcext:value-type="float">
            <text:p>0,003568963</text:p>
          </table:table-cell>
          <table:table-cell office:value-type="float" office:value="0.005804601" calcext:value-type="float">
            <text:p>0,005804601</text:p>
          </table:table-cell>
          <table:table-cell office:value-type="float" office:value="0.012608409" calcext:value-type="float">
            <text:p>0,012608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20:42:32.9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11-21T22:39:44.605000000</dc:date>
    <meta:editing-duration>PT29M14S</meta:editing-duration>
    <meta:editing-cycles>11</meta:editing-cycles>
    <meta:generator>LibreOffice/4.4.7.2$Windows_x86 LibreOffice_project/f3153a8b245191196a4b6b9abd1d0da16eead600</meta:generator>
    <meta:document-statistic meta:table-count="5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Comparativo.A1:Comparativo.E2" chart:data-source-has-labels="both" svg:x="0.32cm" svg:y="0.18cm" svg:width="13.891cm" svg:height="8.64cm">
          <chartooo:coordinate-region svg:x="1.232cm" svg:y="0.38cm" svg:width="12.979cm" svg:height="7.793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series chart:style-name="ch10" chart:values-cell-range-address="Comparativo.E2:Comparativo.E2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NaN">
                <text:p>NaN</text:p>
                <draw:g>
                  <svg:desc>Comparativo.B2:Comparativo.B2</svg:desc>
                </draw:g>
              </table:table-cell>
              <table:table-cell office:value-type="float" office:value="0.129788254">
                <text:p>0.129788254</text:p>
                <draw:g>
                  <svg:desc>Comparativo.C2:Comparativo.C2</svg:desc>
                </draw:g>
              </table:table-cell>
              <table:table-cell office:value-type="float" office:value="0.0438495844444445">
                <text:p>0.0438495844444445</text:p>
                <draw:g>
                  <svg:desc>Comparativo.D2:Comparativo.D2</svg:desc>
                </draw:g>
              </table:table-cell>
              <table:table-cell office:value-type="float" office:value="0.0142580695">
                <text:p>0.0142580695</text:p>
                <draw:g>
                  <svg:desc>Comparativo.E2:Comparativo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